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BPG Sans GPL&amp;GNU" svg:font-family="'BPG Sans GPL&amp;GNU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203907" officeooo:paragraph-rsid="00203907"/>
    </style:style>
    <style:style style:name="P2" style:family="paragraph" style:parent-style-name="Standard">
      <style:paragraph-properties fo:text-align="start" style:justify-single-word="false"/>
      <style:text-properties officeooo:rsid="00203907" officeooo:paragraph-rsid="00203907"/>
    </style:style>
    <style:style style:name="P3" style:family="paragraph" style:parent-style-name="Standard">
      <style:paragraph-properties fo:text-align="start" style:justify-single-word="false"/>
      <style:text-properties officeooo:rsid="00223e6f" officeooo:paragraph-rsid="00223e6f"/>
    </style:style>
    <style:style style:name="P4" style:family="paragraph" style:parent-style-name="Standard">
      <style:paragraph-properties fo:text-align="start" style:justify-single-word="false"/>
      <style:text-properties officeooo:rsid="00240d11" officeooo:paragraph-rsid="00240d11"/>
    </style:style>
    <style:style style:name="P5" style:family="paragraph" style:parent-style-name="Standard">
      <style:paragraph-properties fo:text-align="start" style:justify-single-word="false"/>
      <style:text-properties officeooo:rsid="00271629" officeooo:paragraph-rsid="00271629"/>
    </style:style>
    <style:style style:name="P6" style:family="paragraph" style:parent-style-name="Standard">
      <style:paragraph-properties fo:text-align="start" style:justify-single-word="false"/>
      <style:text-properties officeooo:rsid="00271629" officeooo:paragraph-rsid="00273331"/>
    </style:style>
    <style:style style:name="P7" style:family="paragraph" style:parent-style-name="Standard">
      <style:paragraph-properties fo:text-align="start" style:justify-single-word="false"/>
      <style:text-properties officeooo:rsid="0028507b" officeooo:paragraph-rsid="0028507b"/>
    </style:style>
    <style:style style:name="P8" style:family="paragraph" style:parent-style-name="Standard">
      <style:paragraph-properties fo:text-align="start" style:justify-single-word="false"/>
      <style:text-properties officeooo:rsid="002ba56b" officeooo:paragraph-rsid="002ba56b"/>
    </style:style>
    <style:style style:name="P9" style:family="paragraph" style:parent-style-name="Standard">
      <style:paragraph-properties fo:text-align="start" style:justify-single-word="false"/>
      <style:text-properties officeooo:rsid="002cb5e0" officeooo:paragraph-rsid="002cb5e0"/>
    </style:style>
    <style:style style:name="P10" style:family="paragraph" style:parent-style-name="Standard">
      <style:paragraph-properties fo:text-align="start" style:justify-single-word="false"/>
      <style:text-properties officeooo:paragraph-rsid="002cb5e0"/>
    </style:style>
    <style:style style:name="P11" style:family="paragraph" style:parent-style-name="Standard" style:list-style-name="L1">
      <style:paragraph-properties fo:text-align="start" style:justify-single-word="false"/>
      <style:text-properties officeooo:rsid="00240d11" officeooo:paragraph-rsid="00240d11"/>
    </style:style>
    <style:style style:name="P12" style:family="paragraph" style:parent-style-name="Standard" style:list-style-name="L6">
      <style:paragraph-properties fo:text-align="start" style:justify-single-word="false"/>
      <style:text-properties officeooo:rsid="00240d11" officeooo:paragraph-rsid="002e5355"/>
    </style:style>
    <style:style style:name="P13" style:family="paragraph" style:parent-style-name="Standard" style:list-style-name="L2">
      <style:paragraph-properties fo:text-align="start" style:justify-single-word="false"/>
      <style:text-properties officeooo:rsid="00271629" officeooo:paragraph-rsid="00271629"/>
    </style:style>
    <style:style style:name="P14" style:family="paragraph" style:parent-style-name="Standard" style:list-style-name="L3">
      <style:paragraph-properties fo:text-align="start" style:justify-single-word="false"/>
      <style:text-properties officeooo:rsid="00271629" officeooo:paragraph-rsid="00271629"/>
    </style:style>
    <style:style style:name="P15" style:family="paragraph" style:parent-style-name="Standard" style:list-style-name="L4">
      <style:paragraph-properties fo:text-align="start" style:justify-single-word="false"/>
      <style:text-properties officeooo:rsid="00271629" officeooo:paragraph-rsid="00271629"/>
    </style:style>
    <style:style style:name="P16" style:family="paragraph" style:parent-style-name="Standard" style:list-style-name="L4">
      <style:paragraph-properties fo:text-align="start" style:justify-single-word="false"/>
      <style:text-properties officeooo:rsid="00271629" officeooo:paragraph-rsid="00273331"/>
    </style:style>
    <style:style style:name="P17" style:family="paragraph" style:parent-style-name="Standard" style:list-style-name="L5">
      <style:paragraph-properties fo:text-align="start" style:justify-single-word="false"/>
      <style:text-properties officeooo:rsid="0028507b" officeooo:paragraph-rsid="0028507b"/>
    </style:style>
    <style:style style:name="P18" style:family="paragraph" style:parent-style-name="Standard" style:list-style-name="L6">
      <style:paragraph-properties fo:text-align="start" style:justify-single-word="false"/>
      <style:text-properties officeooo:paragraph-rsid="002cb5e0"/>
    </style:style>
    <style:style style:name="P19" style:family="paragraph" style:parent-style-name="Standard">
      <style:paragraph-properties fo:text-align="start" style:justify-single-word="false"/>
      <style:text-properties officeooo:rsid="00313ee6" officeooo:paragraph-rsid="00313ee6"/>
    </style:style>
    <style:style style:name="P20" style:family="paragraph">
      <loext:graphic-properties draw:fill="none" draw:fill-color="#ffffff"/>
      <style:paragraph-properties style:writing-mode="lr-tb"/>
    </style:style>
    <style:style style:name="P21" style:family="paragraph">
      <style:paragraph-properties fo:text-align="center"/>
    </style:style>
    <style:style style:name="P22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BPG Sans GPL&amp;GNU" fo:font-size="1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T1" style:family="text">
      <style:text-properties officeooo:rsid="002069da"/>
    </style:style>
    <style:style style:name="T2" style:family="text">
      <style:text-properties officeooo:rsid="00223e6f"/>
    </style:style>
    <style:style style:name="T3" style:family="text">
      <style:text-properties officeooo:rsid="00240d11"/>
    </style:style>
    <style:style style:name="T4" style:family="text">
      <style:text-properties officeooo:rsid="00271629"/>
    </style:style>
    <style:style style:name="T5" style:family="text">
      <style:text-properties officeooo:rsid="00273331"/>
    </style:style>
    <style:style style:name="T6" style:family="text">
      <style:text-properties officeooo:rsid="00276f3c"/>
    </style:style>
    <style:style style:name="T7" style:family="text">
      <style:text-properties officeooo:rsid="002cb5e0"/>
    </style:style>
    <style:style style:name="T8" style:family="text">
      <style:text-properties officeooo:rsid="002e5355"/>
    </style:style>
    <style:style style:name="T9" style:family="text">
      <style:text-properties officeooo:rsid="002ed860"/>
    </style:style>
    <style:style style:name="T10" style:family="text">
      <style:text-properties officeooo:rsid="00300bab"/>
    </style:style>
    <style:style style:name="T11" style:family="text">
      <style:text-properties officeooo:rsid="00300e5f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BPG Sans GPL&amp;GNU" fo:font-size="1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69cm" fo:text-indent="-0.635cm" fo:margin-left="1.3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04cm" fo:text-indent="-0.635cm" fo:margin-left="2.0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39cm" fo:text-indent="-0.635cm" fo:margin-left="2.6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74cm" fo:text-indent="-0.635cm" fo:margin-left="3.2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09cm" fo:text-indent="-0.635cm" fo:margin-left="3.9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44cm" fo:text-indent="-0.635cm" fo:margin-left="4.5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79cm" fo:text-indent="-0.635cm" fo:margin-left="5.1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14cm" fo:text-indent="-0.635cm" fo:margin-left="5.8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49cm" fo:text-indent="-0.635cm" fo:margin-left="6.4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84cm" fo:text-indent="-0.635cm" fo:margin-left="7.084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1.09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color="#000000" draw:marker-end="Extrémités_20_de_20_flèche_20_5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color="#000000" draw:marker-start="Extrémités_20_de_20_flèche_20_6" draw:marker-end="Extrémités_20_de_20_flèche_20_5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solid" svg:stroke-color="#000000" draw:fill="none" draw:fill-color="#ffffff" draw:textarea-vertical-align="middle" fo:min-height="4.1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solid" svg:stroke-color="#000000" draw:fill="none" draw:fill-color="#ffffff" draw:textarea-vertical-align="middle" fo:min-height="1.95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0.54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solid" svg:stroke-color="#000000" draw:marker-end="Extrémités_20_de_20_flèche_20_4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svg:stroke-color="#000000" draw:marker-end="Extrémités_20_de_20_flèche_20_4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<text:span text:style-name="T2">C</text:span><text:span text:style-name="T1">T</text:span></text:p>
      <text:p text:style-name="P1"/>
      <text:p text:style-name="P1"/>
      <text:p text:style-name="P1"/>
      <text:p text:style-name="P1"/>
      <text:p text:style-name="P2"/>
      <text:p text:style-name="P2"/>
      <text:p text:style-name="P2"/>
      <text:p text:style-name="P2"><draw:frame text:anchor-type="paragraph" draw:z-index="1" draw:name="Forme1_3" draw:style-name="gr5" draw:text-style-name="P23" svg:width="10.849cm" svg:height="1.957cm" svg:x="5.689cm" svg:y="0.282cm"><draw:text-box><text:p text:style-name="P22"><text:span text:style-name="T12">WALLET</text:span></text:p></draw:text-box></draw:frame><draw:line text:anchor-type="paragraph" draw:z-index="2" draw:name="Forme2" draw:style-name="gr8" draw:text-style-name="P21" svg:x1="15.048cm" svg:y1="3.81cm" svg:x2="15.082cm" svg:y2="2.238cm"><text:p/></draw:line><draw:frame text:anchor-type="paragraph" draw:z-index="16" draw:name="Forme1_0" draw:style-name="gr5" draw:text-style-name="P23" svg:width="2.447cm" svg:height="1.957cm" svg:x="2.944cm" svg:y="0.282cm"><draw:text-box><text:p text:style-name="P22"><text:span text:style-name="T12">MPs</text:span></text:p></draw:text-box></draw:frame></text:p>
      <text:p text:style-name="P2"/>
      <text:p text:style-name="P2"/>
      <text:p text:style-name="P2"/>
      <text:p text:style-name="P2"><draw:line text:anchor-type="paragraph" draw:z-index="4" draw:name="Forme4" draw:style-name="gr7" draw:text-style-name="P21" svg:x1="7.872cm" svg:y1="0.058cm" svg:x2="7.872cm" svg:y2="1.63cm"><text:p/></draw:line><draw:frame text:anchor-type="paragraph" draw:z-index="5" draw:name="Forme3_0" draw:style-name="gr6" draw:text-style-name="P20" svg:width="1.721cm" svg:height="0.548cm" svg:x="7.872cm" svg:y="0.485cm"><draw:text-box><text:p>FCT-2</text:p></draw:text-box></draw:frame><draw:line text:anchor-type="paragraph" draw:z-index="9" draw:name="Forme5_0" draw:style-name="gr2" draw:text-style-name="P21" svg:x1="3.769cm" svg:y1="1.63cm" svg:x2="3.769cm" svg:y2="0.058cm"><text:p/></draw:line><draw:frame text:anchor-type="paragraph" draw:z-index="11" draw:name="Forme3_3" draw:style-name="gr6" draw:text-style-name="P20" svg:width="1.721cm" svg:height="0.548cm" svg:x="10.451cm" svg:y="0.487cm"><draw:text-box><text:p>FCT-5</text:p></draw:text-box></draw:frame><draw:line text:anchor-type="paragraph" draw:z-index="10" draw:name="Forme4_0" draw:style-name="gr7" draw:text-style-name="P21" svg:x1="11.476cm" svg:y1="1.63cm" svg:x2="11.51cm" svg:y2="0.058cm"><text:p/></draw:line><draw:line text:anchor-type="paragraph" draw:z-index="12" draw:name="Forme4_1" draw:style-name="gr7" draw:text-style-name="P21" svg:x1="13.296cm" svg:y1="1.63cm" svg:x2="13.33cm" svg:y2="0.058cm"><text:p/></draw:line><draw:line text:anchor-type="paragraph" draw:z-index="15" draw:name="Forme5_1" draw:style-name="gr2" draw:text-style-name="P21" svg:x1="9.756cm" svg:y1="1.63cm" svg:x2="9.756cm" svg:y2="0.058cm"><text:p/></draw:line><draw:line text:anchor-type="paragraph" draw:z-index="7" draw:name="Forme5" draw:style-name="gr2" draw:text-style-name="P21" svg:x1="6.285cm" svg:y1="1.63cm" svg:x2="6.285cm" svg:y2="0.058cm"><text:p/></draw:line></text:p>
      <text:p text:style-name="P2"><draw:frame text:anchor-type="paragraph" draw:z-index="3" draw:name="Forme3" draw:style-name="gr6" draw:text-style-name="P20" svg:width="1.721cm" svg:height="0.548cm" svg:x="15.577cm" svg:y="0.169cm"><draw:text-box><text:p>FCT -1</text:p></draw:text-box></draw:frame><draw:frame text:anchor-type="paragraph" draw:z-index="6" draw:name="Forme3_1" draw:style-name="gr6" draw:text-style-name="P20" svg:width="1.721cm" svg:height="0.548cm" svg:x="5.061cm" svg:y="0.007cm"><draw:text-box><text:p>FCT-3</text:p></draw:text-box></draw:frame><draw:frame text:anchor-type="paragraph" draw:z-index="8" draw:name="Forme3_2" draw:style-name="gr6" draw:text-style-name="P20" svg:width="1.721cm" svg:height="0.548cm" svg:x="9.16cm" svg:y="0.487cm"><draw:text-box><text:p>FCT-4</text:p></draw:text-box></draw:frame><draw:frame text:anchor-type="paragraph" draw:z-index="13" draw:name="Forme3_4" draw:style-name="gr6" draw:text-style-name="P20" svg:width="1.721cm" svg:height="0.548cm" svg:x="12.568cm" svg:y="0.139cm"><draw:text-box><text:p>FCT- 6</text:p></draw:text-box></draw:frame><draw:frame text:anchor-type="paragraph" draw:z-index="14" draw:name="Forme3_5" draw:style-name="gr6" draw:text-style-name="P20" svg:width="1.721cm" svg:height="0.548cm" svg:x="2.778cm" svg:y="0.538cm"><draw:text-box><text:p>FCT-7</text:p></draw:text-box></draw:frame></text:p>
      <text:p text:style-name="P2"><draw:frame text:anchor-type="paragraph" draw:z-index="0" draw:name="Forme1_1" draw:style-name="gr4" draw:text-style-name="P23" svg:width="13.891cm" svg:height="4.112cm" svg:x="2.778cm" svg:y="0.54cm"><draw:text-box><text:p text:style-name="P22"><text:span text:style-name="T12">MP - PROTOCOL</text:span>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line text:anchor-type="paragraph" draw:z-index="18" draw:name="Forme5_2" draw:style-name="gr3" draw:text-style-name="P21" svg:x1="11.709cm" svg:y1="2.166cm" svg:x2="11.675cm" svg:y2="0.291cm"><text:p/></draw:line><draw:line text:anchor-type="paragraph" draw:z-index="19" draw:name="Forme5_3" draw:style-name="gr2" draw:text-style-name="P21" svg:x1="7.972cm" svg:y1="2.166cm" svg:x2="7.938cm" svg:y2="0.291cm"><text:p/></draw:line></text:p>
      <text:p text:style-name="P2"><draw:frame text:anchor-type="paragraph" draw:z-index="20" draw:name="Forme3_6" draw:style-name="gr1" draw:text-style-name="P20" svg:width="2.911cm" svg:height="1.093cm" svg:x="8.202cm" svg:y="0.529cm"><draw:text-box><text:p>FCT-8</text:p></draw:text-box></draw:frame><draw:frame text:anchor-type="paragraph" draw:z-index="21" draw:name="Forme3_7" draw:style-name="gr1" draw:text-style-name="P20" svg:width="2.911cm" svg:height="1.093cm" svg:x="11.675cm" svg:y="0.265cm"><draw:text-box><text:p>FCT-9</text:p><text:p/></draw:text-box></draw:frame></text:p>
      <text:p text:style-name="P2"/>
      <text:p text:style-name="P2"><draw:frame text:anchor-type="paragraph" draw:z-index="17" draw:name="Forme1_2" draw:style-name="gr4" draw:text-style-name="P23" svg:width="13.891cm" svg:height="4.112cm" svg:x="3.043cm" svg:y="0.531cm"><draw:text-box><text:p text:style-name="P22"><text:span text:style-name="T12">MONOPOLY GAME</text:span>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7">UCT1</text:p>
      <text:p text:style-name="P3"/>
      <text:p text:style-name="P3">FCT-2 <text:span text:style-name="T3">deposit MPs and NFT </text:span><text:s/><text:span text:style-name="T11">(no limit)</text:span>: </text:p>
      <text:list xml:id="list5881099" text:style-name="L1">
        <text:list-item>
          <text:p text:style-name="P11">function deposit(IERC721 nft, <text:span text:style-name="T4">amount</text:span>) external {}</text:p>
        </text:list-item>
      </text:list>
      <text:list xml:id="list950448956" text:style-name="L2">
        <text:list-header>
          <text:p text:style-name="P13"/>
        </text:list-header>
      </text:list>
      <text:p text:style-name="P5">FCT-4 : according to bot earn exchange NFT with MPs</text:p>
      <text:list xml:id="list2152398707" text:style-name="L3">
        <text:list-item>
          <text:p text:style-name="P14">function withdraw(IERC721 nft, amount) external {}</text:p>
        </text:list-item>
      </text:list>
      <text:p text:style-name="P5"/>
      <text:p text:style-name="P5">FCT-5 : get voided MPs.</text:p>
      <text:list xml:id="list677953240" text:style-name="L4">
        <text:list-item>
          <text:p text:style-name="P15">function getVoidedMPs() external view {}</text:p>
        </text:list-item>
      </text:list>
      <text:p text:style-name="P5"/>
      <text:p text:style-name="P6">FCT- <text:span text:style-name="T5">6</text:span> : get <text:span text:style-name="T6">status </text:span><text:span text:style-name="T5">game </text:span>.</text:p>
      <text:list xml:id="list330986360045" text:continue-numbering="true" text:style-name="L4">
        <text:list-item>
          <text:p text:style-name="P16">function <text:span text:style-name="T6">getStatus</text:span>() external view {}</text:p>
          <text:p text:style-name="P16"/>
        </text:list-item>
      </text:list>
      <text:p text:style-name="P7">FCT - 7 : after game ended mint reward in MPs</text:p>
      <text:list xml:id="list3105912511" text:style-name="L5">
        <text:list-item>
          <text:p text:style-name="P17">function mint() internal view{}</text:p>
        </text:list-item>
      </text:list>
      <text:p text:style-name="P4"/>
      <text:p text:style-name="P8">Déroulenemt <text:span text:style-name="T10">event status</text:span></text:p>
      <text:p text:style-name="P8"/>
      <text:p text:style-name="P8">function startCollectPrice() external {}</text:p>
      <text:p text:style-name="P8"/>
      <text:p text:style-name="P8">function startGame() external {}</text:p>
      <text:p text:style-name="P8"/>
      <text:p text:style-name="P8">function startRewarding() external{}</text:p>
      <text:p text:style-name="P8"/>
      <text:p text:style-name="P8"/>
      <text:p text:style-name="P9">UCT 2 : Fetch GAME info</text:p>
      <text:p text:style-name="P9"/>
      <text:p text:style-name="P9">FCT-<text:span text:style-name="T9">8</text:span> : fetch player information <text:span text:style-name="T8">at intialisation</text:span></text:p>
      <text:list xml:id="list1699206218" text:style-name="L6">
        <text:list-item>
          <text:p text:style-name="P18"><text:span text:style-name="T7">-</text:span><text:span text:style-name="T9">8</text:span><text:span text:style-name="T7">1 : function </text:span><text:span text:style-name="T8">setPlayer(Player _player) external onlyOwner{}</text:span></text:p>
        </text:list-item>
        <text:list-item>
          <text:p text:style-name="P18">-<text:span text:style-name="T9">8</text:span><text:span text:style-name="T8">3 : function stage(Stage stage) external onlyOwner{}</text:span></text:p>
        </text:list-item>
      </text:list>
      <text:p text:style-name="P10"/>
      <text:p text:style-name="P9"/>
      <text:p text:style-name="P9">FCT <text:span text:style-name="T9">9</text:span> : start game</text:p>
      <text:list xml:id="list331017140786" text:continue-numbering="true" text:style-name="L6">
        <text:list-item>
          <text:p text:style-name="P12">-<text:span text:style-name="T9">9</text:span><text:span text:style-name="T8">1 : function updatePlayer(Player _player) external onlyOwner{</text:span><text:span text:style-name="T9">}</text:span></text:p>
        </text:list-item>
        <text:list-item>
          <text:p text:style-name="P12">-<text:span text:style-name="T9">9</text:span><text:span text:style-name="T8">2 : </text:span><text:span text:style-name="T9">readyToRumble(uint start) external onlyOwner{}</text:span></text:p>
        </text:list-item>
      </text:list>
      <text:p text:style-name="P4"/>
      <text:p text:style-name="P4"/>
      <text:p text:style-name="P19">DEMO</text:p>
      <text:p text:style-name="P19">→ setUP</text:p>
      <text:p text:style-name="P19">→ script NFT mint</text:p>
      <text:p text:style-name="P19">→ pushButton, get MPs and display it.</text:p>
      <text:p text:style-name="P19">→ provide NFT + MPs</text:p>
      <text:p text:style-name="P19">→ get</text:p>
      <text:p text:style-name="P4"/>
      <text:p text:style-name="P4"><text:soft-page-break/></text:p>
      <text:p text:style-name="P4"/>
      <text:p text:style-name="P4"><text:s/></text:p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BPG Sans GPL&amp;GNU" svg:font-family="'BPG Sans GPL&amp;GNU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Extrémités_20_de_20_flèche_20_1" draw:display-name="Extrémités de flèche 1" svg:viewBox="0 0 20 13" svg:d="M0 13l10-13 10 13z"/>
    <draw:marker draw:name="Extrémités_20_de_20_flèche_20_3" draw:display-name="Extrémités de flèche 3" svg:viewBox="0 0 20 13" svg:d="M0 13l10-13 10 13z"/>
    <draw:marker draw:name="Extrémités_20_de_20_flèche_20_4" draw:display-name="Extrémités de flèche 4" svg:viewBox="0 0 20 13" svg:d="M0 13l10-13 10 13z"/>
    <draw:marker draw:name="Extrémités_20_de_20_flèche_20_5" draw:display-name="Extrémités de flèche 5" svg:viewBox="0 0 20 13" svg:d="M0 13l10-13 10 13z"/>
    <draw:marker draw:name="Extrémités_20_de_20_flèche_20_6" draw:display-name="Extrémités de flèche 6" svg:viewBox="0 0 20 13" svg:d="M0 13l10-13 10 13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BPG Sans GPL&amp;GNU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BPG Sans GPL&amp;GNU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BPG Sans GPL&amp;GNU" fo:font-family="'BPG Sans GPL&amp;GNU'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BPG Sans GPL&amp;GNU" fo:font-family="'BPG Sans GPL&amp;GNU'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BPG Sans GPL&amp;GNU" fo:font-family="'BPG Sans GPL&amp;GNU'" style:font-family-generic="swiss"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08T13:07:32.715154408</meta:creation-date>
    <dc:date>2022-01-20T00:03:28.958635903</dc:date>
    <meta:editing-duration>PT13H42M59S</meta:editing-duration>
    <meta:editing-cycles>13</meta:editing-cycles>
    <meta:generator>LibreOffice/7.0.4.2$Linux_X86_64 LibreOffice_project/00$Build-2</meta:generator>
    <meta:document-statistic meta:table-count="0" meta:image-count="0" meta:object-count="0" meta:page-count="3" meta:paragraph-count="32" meta:word-count="159" meta:character-count="952" meta:non-whitespace-character-count="830"/>
  </office:meta>
</office:document-meta>
</file>